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cdf22" officeooo:paragraph-rsid="000cdf22"/>
    </style:style>
    <style:style style:name="P2" style:family="paragraph" style:parent-style-name="Standard">
      <style:text-properties style:font-name="DejaVu Sans" fo:font-size="14pt" style:text-underline-style="solid" style:text-underline-width="auto" style:text-underline-color="font-color" officeooo:rsid="000cdf22" officeooo:paragraph-rsid="000cdf22" style:font-size-asian="14pt" style:font-size-complex="14pt"/>
    </style:style>
    <style:style style:name="P3" style:family="paragraph" style:parent-style-name="Standard">
      <style:text-properties style:font-name="DejaVu Sans" officeooo:rsid="000eb43c" officeooo:paragraph-rsid="000eb43c"/>
    </style:style>
    <style:style style:name="P4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style:font-name="DejaVu Sans" officeooo:rsid="000cdf22" officeooo:paragraph-rsid="000cdf22"/>
    </style:style>
    <style:style style:name="P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DejaVu Sans" officeooo:rsid="000cdf22" officeooo:paragraph-rsid="000cdf22"/>
    </style:style>
    <style:style style:name="P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paragraph-rsid="00117b8a"/>
    </style:style>
    <style:style style:name="P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paragraph-rsid="00158d20"/>
    </style:style>
    <style:style style:name="T1" style:family="text">
      <style:text-properties officeooo:rsid="000cdf22"/>
    </style:style>
    <style:style style:name="T2" style:family="text">
      <style:text-properties officeooo:rsid="000eb43c"/>
    </style:style>
    <style:style style:name="T3" style:family="text">
      <style:text-properties officeooo:rsid="00102680"/>
    </style:style>
    <style:style style:name="T4" style:family="text">
      <style:text-properties officeooo:rsid="00106459"/>
    </style:style>
    <style:style style:name="T5" style:family="text">
      <style:text-properties officeooo:rsid="00117b8a"/>
    </style:style>
    <style:style style:name="T6" style:family="text">
      <style:text-properties officeooo:rsid="00158d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B Eloïse Martin</text:p>
      <text:p text:style-name="P1"/>
      <text:p text:style-name="P3">Déroulement (dates)</text:p>
      <text:p text:style-name="P1"/>
      <text:p text:style-name="P4">Total du TB 450 hrs</text:p>
      <text:p text:style-name="P6">16 semaines <text:span text:style-name="T4">du 22 févr au 18 juin </text:span>(<text:span text:style-name="T4">sem </text:span>08 - 24 – 1 sem vac) à 4h30/semaine = 72 hrs</text:p>
      <text:p text:style-name="P7"><text:s text:c="5"/><text:span text:style-name="T5">pause 4 semaines (24 mai au 18 juin). Prévoir de compléter le nbr d’heures à faire</text:span><text:line-break/>16 semaines du 21 juin au <text:s/>7 oct midi (sem 25 - 40) 24hrs/semaine = 380 hrs<text:line-break/><text:line-break/>Rapport <text:span text:style-name="T1">intermédiaire</text:span> : mardi 13 juillet 2021</text:p>
      <text:p text:style-name="P7"/>
      <text:p text:style-name="P7"><text:span text:style-name="T6">TB prolongé de 2 semaines</text:span><text:line-break/>Rapport final : <text:span text:style-name="T6">21</text:span> octobre <text:span text:style-name="T3">2021 </text:span>à midi <text:span text:style-name="T2">au secrétariat TIC</text:span></text:p>
      <text:p text:style-name="P5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8:16:32.605646849</meta:creation-date>
    <dc:date>2021-10-01T14:12:44.205955790</dc:date>
    <meta:editing-duration>PT31M3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6" meta:word-count="86" meta:character-count="430" meta:non-whitespace-character-count="342"/>
  </office:meta>
</office:document-meta>
</file>